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517000030EC0000176DB95826A9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" style:family="paragraph" style:parent-style-name="Standard">
      <style:text-properties style:text-position="0% 100%" style:font-name="DejaVu Sans" fo:font-size="12pt" style:font-name-asian="DejaVu Sans" style:font-size-asian="12pt" style:font-name-complex="DejaVu Sans" style:font-size-complex="12pt"/>
    </style:style>
    <style:style style:name="P3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4" style:family="paragraph" style:parent-style-name="Standard">
      <style:paragraph-properties fo:break-before="page"/>
      <style:text-properties style:text-position="0% 100%" style:font-name="DejaVu Sans" fo:font-size="12pt" style:font-name-asian="DejaVu Sans" style:font-size-asian="12pt" style:font-name-complex="DejaVu Sans" style:font-size-complex="12pt"/>
    </style:style>
    <style:style style:name="P5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6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7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⁅Moduluppgift 7⁆</text:p>
      <text:p text:style-name="P1"/>
      <text:p text:style-name="P1">Bestäm den allmäna lösningen till</text:p>
      <text:p text:style-name="P1"/>
      <text:p text:style-name="P1"><text:tab/>y'' + 5y = ƒ(x),<text:tab/>där <text:s/>ƒ(x) = x</text:p>
      <text:p text:style-name="P1"/>
      <text:p text:style-name="P1"><text:tab/>för <text:s/>–π ≤ x &lt; π</text:p>
      <text:p text:style-name="P1"/>
      <text:p text:style-name="P1"/>
      <text:p text:style-name="P1">ƒ(x)<text:tab/><text:tab/><text:tab/><text:tab/>och 2π-periodisk</text:p>
      <text:p text:style-name="P1"><draw:frame draw:style-name="fr1" draw:name="graphics1" text:anchor-type="paragraph" svg:x="0.914cm" svg:y="0.335cm" svg:width="12.524cm" svg:height="5.997cm" draw:z-index="0"><draw:image xlink:href="Pictures/20000517000030EC0000176DB95826A9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y = y<text:span text:style-name="T1">h</text:span> + y<text:span text:style-name="T1">p</text:span></text:p>
      <text:p text:style-name="P1"/>
      <text:p text:style-name="P1"/>
      <text:p text:style-name="P1">1) <text:tab/>Lös den homogena ekvationen</text:p>
      <text:p text:style-name="P1"/>
      <text:p text:style-name="P1"><text:tab/><draw:frame draw:style-name="fr2" draw:name="Object1" text:anchor-type="as-char" svg:width="7.006cm" svg:height="0.60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tab/>A och B är konstanter.</text:p>
      <text:p text:style-name="P1"/>
      <text:p text:style-name="P1"/>
      <text:p text:style-name="P1"><text:tab/>(*) ∵<text:tab/>Karaktäristisk ekvation:</text:p>
      <text:p text:style-name="P1"><text:tab/><text:tab/><text:tab/><text:tab/><text:tab/> <text:s text:c="2"/>___<text:tab/> <text:s text:c="8"/>_</text:p>
      <text:p text:style-name="P3"><text:span text:style-name="T4"><text:tab/><text:tab/>r² + 5 = 0 </text:span>⇔<text:span text:style-name="T4"> r = ±√–5 <text:s/>= ±i√5</text:span></text:p>
      <text:p text:style-name="P1"/>
      <text:p text:style-name="P1">2)<text:tab/>ƒ är udda</text:p>
      <text:p text:style-name="P1"/>
      <text:p text:style-name="P3"><text:span text:style-name="T4"><text:tab/>Utveckla ƒ i ℱ</text:span><text:span text:style-name="T2">s</text:span><text:span text:style-name="T4"> (sinusserie)</text:span></text:p>
      <text:p text:style-name="P1"/>
      <text:p text:style-name="P3"><text:span text:style-name="T4"><text:tab/></text:span><text:span text:style-name="T4"><draw:frame draw:style-name="fr2" draw:name="Object2" text:anchor-type="as-char" svg:width="10.679cm" svg:height="1.732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/>
      <text:p text:style-name="P3"><text:span text:style-name="T4"><text:tab/></text:span><text:span text:style-name="T4"><draw:frame draw:style-name="fr2" draw:name="Object3" text:anchor-type="as-char" svg:width="7.93cm" svg:height="1.683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<text:soft-page-break/><text:span text:style-name="T4"><text:tab/></text:span><text:span text:style-name="T4"><draw:frame draw:style-name="fr2" draw:name="Object4" text:anchor-type="as-char" svg:width="7.89cm" svg:height="1.683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"/>
      <text:p text:style-name="P3"><text:span text:style-name="T4"><text:tab/></text:span><text:span text:style-name="T4"><draw:frame draw:style-name="fr2" draw:name="Object5" text:anchor-type="as-char" svg:width="7.467cm" svg:height="1.334cm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/>
      <text:p text:style-name="P3"><text:span text:style-name="T4"><text:tab/></text:span><text:span text:style-name="T4"><draw:frame draw:style-name="fr2" draw:name="Object6" text:anchor-type="as-char" svg:width="8.551cm" svg:height="1.312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"/>
      <text:p text:style-name="P3"><text:span text:style-name="T4"><text:tab/></text:span><text:span text:style-name="T4"><draw:frame draw:style-name="fr2" draw:name="Object7" text:anchor-type="as-char" svg:width="7.02cm" svg:height="1.109cm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"/>
      <text:p text:style-name="P1"/>
      <text:p text:style-name="P1"><draw:frame draw:style-name="fr2" draw:name="Object8" text:anchor-type="as-char" svg:width="7.959cm" svg:height="1.148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3"><draw:frame draw:style-name="fr3" draw:name="Object10" text:anchor-type="as-char" svg:y="-1.305cm" svg:width="5.239cm" svg:height="2.383cm" draw:z-index="9"><draw:object xlink:href="./Object 10" xlink:type="simple" xlink:show="embed" xlink:actuate="onLoad"/><draw:image xlink:href="./ObjectReplacements/Object 10" xlink:type="simple" xlink:show="embed" xlink:actuate="onLoad"/></draw:frame>Inte alltid sant!</text:p>
      <text:p text:style-name="P3"/>
      <text:p text:style-name="P3"/>
      <text:p text:style-name="P3">Vi ska bestämma B<text:span text:style-name="T1">n</text:span><text:span text:style-name="T3">.</text:span></text:p>
      <text:p text:style-name="P2"/>
      <text:p text:style-name="P3"><text:span text:style-name="T3">Sätt in ansatsen för y</text:span><text:span text:style-name="T1">p</text:span><text:span text:style-name="T3"> i ekvationen.</text:span></text:p>
      <text:p text:style-name="P2"/>
      <text:p text:style-name="P3"><text:span text:style-name="T3"><draw:frame draw:style-name="fr2" draw:name="Object9" text:anchor-type="as-char" svg:width="3.963cm" svg:height="1.002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3"><draw:frame draw:style-name="fr2" draw:name="Object11" text:anchor-type="as-char" svg:width="4.524cm" svg:height="1.002cm" draw:z-index="16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"/>
      <text:p text:style-name="P2"/>
      <text:p text:style-name="P2"><draw:frame draw:style-name="fr2" draw:name="Object12" text:anchor-type="as-char" svg:width="9.668cm" svg:height="3.487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4">Identifiera koefficienter för sin nx</text:p>
      <text:p text:style-name="P2"/>
      <text:p text:style-name="P3"><text:span text:style-name="T3"><text:tab/></text:span><text:span text:style-name="T3"><draw:frame draw:style-name="fr2" draw:name="Object13" text:anchor-type="as-char" svg:width="4.496cm" svg:height="1.109cm" draw:z-index="17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"/>
      <text:p text:style-name="P3"><text:span text:style-name="T3"><text:tab/></text:span><text:span text:style-name="T3"><draw:frame draw:style-name="fr2" draw:name="Object14" text:anchor-type="as-char" svg:width="2.805cm" svg:height="1.171cm" draw:z-index="19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"/>
      <text:p text:style-name="P2"><draw:frame draw:style-name="fr2" draw:name="Object15" text:anchor-type="as-char" svg:width="6.181cm" svg:height="1.646cm" draw:z-index="20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3"><text:span text:style-name="T3">{sin nx | n ∈ ℤ</text:span><text:span text:style-name="T1">+</text:span><text:span text:style-name="T3">} är ett ortogonalt system</text:span></text:p>
      <text:p text:style-name="P2"/>
      <text:p text:style-name="P2"><text:tab/>∴ <text:s/>alla sin nx där n ∈ ℤ (egentligen n ∈ ℝ) är linjärt oberoende.</text:p>
      <text:p text:style-name="P2"/>
      <text:p text:style-name="P2"/>
      <text:p text:style-name="P2"/>
      <text:p text:style-name="P2"/>
      <text:p text:style-name="P1">⁅MU 13⁆</text:p>
      <text:p text:style-name="P1"/>
      <text:p text:style-name="P1">Bestäm lösningen till den partiella differential ekvationen (PDE):</text:p>
      <text:p text:style-name="P1"/>
      <text:p text:style-name="P1"><text:tab/><draw:frame draw:style-name="fr2" draw:name="Object16" text:anchor-type="as-char" svg:width="2.03cm" svg:height="0.616cm" draw:z-index="21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>som uppfyller <text:s/>u(x; 0) = 3e<text:span text:style-name="T5">–5x</text:span> + 2e<text:span text:style-name="T5">–3x</text:span>.</text:p>
      <text:p text:style-name="P1"/>
      <text:p text:style-name="P1">Det är svårt att hitta alla lösningar till en PDE, därför söker vi</text:p>
      <text:p text:style-name="P1">bara en lösning.</text:p>
      <text:p text:style-name="P1"/>
      <text:p text:style-name="P1">Lösning:<text:tab/>Söker <text:s/>u(x; y) = X(x)Y(y).</text:p>
      <text:p text:style-name="P1"/>
      <text:p text:style-name="P1"><draw:frame draw:style-name="fr2" draw:name="Object17" text:anchor-type="as-char" svg:width="7.128cm" svg:height="1.048cm" draw:z-index="22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Sätt in u i ekvationen</text:p>
      <text:p text:style-name="P1"/>
      <text:p text:style-name="P1"><text:tab/><draw:frame draw:style-name="fr2" draw:name="Object18" text:anchor-type="as-char" svg:width="5.269cm" svg:height="0.956cm" draw:z-index="23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/>
      <text:p text:style-name="P1"><draw:frame draw:style-name="fr2" draw:name="Object19" text:anchor-type="as-char" svg:width="4.205cm" svg:height="1.152cm" draw:z-index="24"><draw:object xlink:href="./Object 19" xlink:type="simple" xlink:show="embed" xlink:actuate="onLoad"/><draw:image xlink:href="./ObjectReplacements/Object 19" xlink:type="simple" xlink:show="embed" xlink:actuate="onLoad"/></draw:frame><text:tab/><text:tab/>(Jo, läraren skrev med den nomenklaturen.)</text:p>
      <text:p text:style-name="P1"/>
      <text:p text:style-name="P1">VL beror inte på y,</text:p>
      <text:p text:style-name="P1">HL beror inte på x.</text:p>
      <text:p text:style-name="P1"/>
      <text:p text:style-name="P1">Då måste HL och VL vara en konstant, λ.</text:p>
      <text:p text:style-name="P5">Ekvationen är ekvivalent med en serie av system för olika λ.</text:p>
      <text:p text:style-name="P1"/>
      <text:p text:style-name="P1"><draw:frame draw:style-name="fr2" draw:name="Object20" text:anchor-type="as-char" svg:width="7.235cm" svg:height="1.378cm" draw:z-index="11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>u<text:span text:style-name="T1">λ</text:span>(x; y) = X<text:span text:style-name="T1">λ</text:span>(x) + Y<text:span text:style-name="T1">λ</text:span>(y) = (C<text:span text:style-name="T1">1,λ</text:span>C<text:span text:style-name="T1">2,λ</text:span>) e<text:span text:style-name="T5">λx + (λ – 1)y</text:span> = C<text:span text:style-name="T1">λ</text:span> e<text:span text:style-name="T5">λx + (λ – 1)y</text:span></text:p>
      <text:p text:style-name="P1"/>
      <text:p text:style-name="P1">Dessutom om u<text:span text:style-name="T1">1</text:span> och u<text:span text:style-name="T1">2</text:span> är lösningar till urekvationen<draw:frame draw:style-name="fr2" draw:name="Object21" text:anchor-type="as-char" svg:width="2.311cm" svg:height="0.677cm" draw:z-index="15"><draw:object xlink:href="./Object 21" xlink:type="simple" xlink:show="embed" xlink:actuate="onLoad"/><draw:image xlink:href="./ObjectReplacements/Object 21" xlink:type="simple" xlink:show="embed" xlink:actuate="onLoad"/></draw:frame>så är</text:p>
      <text:p text:style-name="P1"/>
      <text:p text:style-name="P1"><text:tab/>c<text:span text:style-name="T1">1</text:span>u<text:span text:style-name="T1">1</text:span> + c<text:span text:style-name="T1">2</text:span>u<text:span text:style-name="T1">2</text:span></text:p>
      <text:p text:style-name="P1"/>
      <text:p text:style-name="P1">en lösning till urekvationen.</text:p>
      <text:p text:style-name="P1"/>
      <text:p text:style-name="P1"><text:tab/>(Verifiera!)</text:p>
      <text:p text:style-name="P1"/>
      <text:p text:style-name="P1"/>
      <text:p text:style-name="P1">Lös BVP:en <text:s/>u(x; 0) = 3e<text:span text:style-name="T5">–5x</text:span> + 2e<text:span text:style-name="T5">–3x</text:span></text:p>
      <text:p text:style-name="P1"/>
      <text:p text:style-name="P1">Vi vet att urekvationen har lösningar</text:p>
      <text:p text:style-name="P1"/>
      <text:p text:style-name="P1"><text:tab/>u(x; y) = D<text:span text:style-name="T1">λ</text:span>e<text:span text:style-name="T5">λx + (λ – 1)y</text:span> + D<text:span text:style-name="T1">µ</text:span>e<text:span text:style-name="T5">µx + (µ – 1)y</text:span></text:p>
      <text:p text:style-name="P1"/>
      <text:p text:style-name="P1">Välj D<text:span text:style-name="T1">λ</text:span>, D<text:span text:style-name="T1">µ</text:span>, λ och µ så att u(x; y) är som ovan (3e<text:span text:style-name="T5">–5x</text:span> + 2e<text:span text:style-name="T5">–3x</text:span>).</text:p>
      <text:p text:style-name="P1"/>
      <text:p text:style-name="P1">Väljer <text:s/>D<text:span text:style-name="T1">λ </text:span>= 3, D<text:span text:style-name="T1">µ</text:span> = 2, λ = –5, µ = –3.</text:p>
      <text:p text:style-name="P1"/>
      <text:p text:style-name="P1"/>
      <text:p text:style-name="P1"/>
      <text:p text:style-name="P1"/>
      <text:p text:style-name="P1">⁅MU 8⁆</text:p>
      <text:p text:style-name="P1"/>
      <text:p text:style-name="P1">Den vertikala förflyttningen u(x; t) för en oändligt lång sträng beskrivs av:</text:p>
      <text:p text:style-name="P1"/>
      <text:p text:style-name="P1"><text:tab/><draw:frame draw:style-name="fr2" draw:name="Object22" text:anchor-type="as-char" svg:width="2.602cm" svg:height="1.155cm" draw:z-index="25"><draw:object xlink:href="./Object 22" xlink:type="simple" xlink:show="embed" xlink:actuate="onLoad"/><draw:image xlink:href="./ObjectReplacements/Object 22" xlink:type="simple" xlink:show="embed" xlink:actuate="onLoad"/></draw:frame>,<text:tab/><text:tab/>–∞ &lt; x &lt; ∞,<text:tab/>t &gt; 0</text:p>
      <text:p text:style-name="P1"><text:tab/>(vågekvationen)</text:p>
      <text:p text:style-name="P1"/>
      <text:p text:style-name="P1"/>
      <text:p text:style-name="P1">a)<text:tab/>Transformera ekvationen med hjälp av substitutionen</text:p>
      <text:p text:style-name="P1"/>
      <text:p text:style-name="P1"><text:tab/><text:tab/>z = x + at</text:p>
      <text:p text:style-name="P1"><text:tab/><text:tab/>v = x – at</text:p>
      <text:p text:style-name="P1"/>
      <text:p text:style-name="P1">Vi tänker att u(x; t) = ũ(z(x; t); v(x; t))</text:p>
      <text:p text:style-name="P1"/>
      <text:p text:style-name="P5"><draw:frame draw:style-name="fr2" draw:name="Object23" text:anchor-type="as-char" svg:width="7.184cm" svg:height="1.512cm" draw:z-index="18"><draw:object xlink:href="./Object 23" xlink:type="simple" xlink:show="embed" xlink:actuate="onLoad"/><draw:image xlink:href="./ObjectReplacements/Object 23" xlink:type="simple" xlink:show="embed" xlink:actuate="onLoad"/></draw:frame></text:p>
      <text:p text:style-name="P1"/>
      <text:p text:style-name="P1"><draw:frame draw:style-name="fr2" draw:name="Object24" text:anchor-type="as-char" svg:width="7.749cm" svg:height="1.512cm" draw:z-index="26"><draw:object xlink:href="./Object 24" xlink:type="simple" xlink:show="embed" xlink:actuate="onLoad"/><draw:image xlink:href="./ObjectReplacements/Object 24" xlink:type="simple" xlink:show="embed" xlink:actuate="onLoad"/></draw:frame></text:p>
      <text:p text:style-name="P1"/>
      <text:p text:style-name="P1"/>
      <text:p text:style-name="P1"><draw:frame draw:style-name="fr2" draw:name="Object25" text:anchor-type="as-char" svg:width="7.177cm" svg:height="1.155cm" draw:z-index="27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><draw:frame draw:style-name="fr2" draw:name="Object26" text:anchor-type="as-char" svg:width="11.238cm" svg:height="1.565cm" draw:z-index="28"><draw:object xlink:href="./Object 26" xlink:type="simple" xlink:show="embed" xlink:actuate="onLoad"/><draw:image xlink:href="./ObjectReplacements/Object 26" xlink:type="simple" xlink:show="embed" xlink:actuate="onLoad"/></draw:frame></text:p>
      <text:p text:style-name="P1"/>
      <text:p text:style-name="P1"><draw:frame draw:style-name="fr2" draw:name="Object27" text:anchor-type="as-char" svg:width="6.071cm" svg:height="1.565cm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1"/>
      <text:p text:style-name="P1"/>
      <text:p text:style-name="P1"><draw:frame draw:style-name="fr2" draw:name="Object28" text:anchor-type="as-char" svg:width="6.922cm" svg:height="1.732cm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/>
      <text:p text:style-name="P1">Ekvationen<draw:frame draw:style-name="fr2" draw:name="Object29" text:anchor-type="as-char" svg:width="2.602cm" svg:height="1.155cm" draw:z-index="31"><draw:object xlink:href="./Object 29" xlink:type="simple" xlink:show="embed" xlink:actuate="onLoad"/><draw:image xlink:href="./ObjectReplacements/Object 29" xlink:type="simple" xlink:show="embed" xlink:actuate="onLoad"/></draw:frame>(*) skrivs om.</text:p>
      <text:p text:style-name="P1"/>
      <text:p text:style-name="P1"/>
      <text:p text:style-name="P1">b)<text:tab/>Lös ekvationen<draw:frame draw:style-name="fr2" draw:name="Object30" text:anchor-type="as-char" svg:width="1.381cm" svg:height="1.101cm" draw:z-index="32"><draw:object xlink:href="./Object 30" xlink:type="simple" xlink:show="embed" xlink:actuate="onLoad"/><draw:image xlink:href="./ObjectReplacements/Object 30" xlink:type="simple" xlink:show="embed" xlink:actuate="onLoad"/></draw:frame>= 0</text:p>
      <text:p text:style-name="P1"/>
      <text:p text:style-name="P1"/>
      <text:p text:style-name="P1"><draw:frame draw:style-name="fr2" draw:name="Object31" text:anchor-type="as-char" svg:width="2.48cm" svg:height="1.152cm" draw:z-index="33"><draw:object xlink:href="./Object 31" xlink:type="simple" xlink:show="embed" xlink:actuate="onLoad"/><draw:image xlink:href="./ObjectReplacements/Object 31" xlink:type="simple" xlink:show="embed" xlink:actuate="onLoad"/></draw:frame><text:tab/><text:tab/><draw:frame draw:style-name="fr2" draw:name="Object32" text:anchor-type="as-char" svg:width="0.833cm" svg:height="1.048cm" draw:z-index="34"><draw:object xlink:href="./Object 32" xlink:type="simple" xlink:show="embed" xlink:actuate="onLoad"/><draw:image xlink:href="./ObjectReplacements/Object 32" xlink:type="simple" xlink:show="embed" xlink:actuate="onLoad"/></draw:frame>beror inte på v.</text:p>
      <text:p text:style-name="P1"/>
      <text:p text:style-name="P1"><draw:frame draw:style-name="fr2" draw:name="Object33" text:anchor-type="as-char" svg:width="2.018cm" svg:height="1.048cm" draw:z-index="35"><draw:object xlink:href="./Object 33" xlink:type="simple" xlink:show="embed" xlink:actuate="onLoad"/><draw:image xlink:href="./ObjectReplacements/Object 33" xlink:type="simple" xlink:show="embed" xlink:actuate="onLoad"/></draw:frame><text:tab/>P är någon funktion.</text:p>
      <text:p text:style-name="P1"/>
      <text:p text:style-name="P1"/>
      <text:p text:style-name="P1"><draw:frame draw:style-name="fr2" draw:name="Object34" text:anchor-type="as-char" svg:width="5.001cm" svg:height="1.102cm" draw:z-index="12"><draw:object xlink:href="./Object 34" xlink:type="simple" xlink:show="embed" xlink:actuate="onLoad"/><draw:image xlink:href="./ObjectReplacements/Object 34" xlink:type="simple" xlink:show="embed" xlink:actuate="onLoad"/></draw:frame></text:p>
      <text:p text:style-name="P1"/>
      <text:p text:style-name="P1">Vi fick att lösningarna till (*) är:</text:p>
      <text:p text:style-name="P1"/>
      <text:p text:style-name="P1"><text:tab/><draw:frame draw:style-name="fr2" draw:name="Object35" text:anchor-type="as-char" svg:width="3.972cm" svg:height="0.499cm" draw:z-index="14"><draw:object xlink:href="./Object 35" xlink:type="simple" xlink:show="embed" xlink:actuate="onLoad"/><draw:image xlink:href="./ObjectReplacements/Object 35" xlink:type="simple" xlink:show="embed" xlink:actuate="onLoad"/></draw:frame></text:p>
      <text:p text:style-name="P1"/>
      <text:p text:style-name="P1">där F och G är godtyckliga funktio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7H16M48S</meta:editing-duration>
    <meta:editing-cycles>43</meta:editing-cycles>
    <meta:generator>OpenOffice.org/3.1$Win32 OpenOffice.org_project/310m19$Build-9420</meta:generator>
    <dc:date>2010-10-16T17:44:20.74</dc:date>
    <dc:creator>Mattias </dc:creator>
    <meta:document-statistic meta:table-count="0" meta:image-count="1" meta:object-count="35" meta:page-count="5" meta:paragraph-count="80" meta:word-count="380" meta:character-count="180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y</math:mi>
          <math:mi math:fontstyle="normal">h</math:mi>
        </math:msub>
        <math:mo math:stretchy="false">=</math:mo>
        <math:mi math:fontstyle="normal">A</math:mi>
      </math:mrow>
      <math:mi/>
      <math:mi>cos</math:mi>
      <math:mi/>
      <math:msqrt>
        <math:mn>5</math:mn>
      </math:msqrt>
      <math:mi math:fontstyle="normal">x</math:mi>
      <math:mrow>
        <math:mi/>
        <math:mo math:stretchy="false">+</math:mo>
        <math:mi/>
      </math:mrow>
      <math:mi math:fontstyle="normal">B</math:mi>
      <math:mi/>
      <math:mi>sin</math:mi>
      <math:mi/>
      <math:msqrt>
        <math:mn>5</math:mn>
      </math:msqrt>
      <math:mi math:fontstyle="normal">x</math:mi>
      <math:mi/>
      <math:mtext>(*)</math:mtext>
    </math:mrow>
    <math:annotation math:encoding="StarMath 5.0">y_h = A `cos` sqrt{5}x ``+`` B `sin` sqrt{5}x ~~~~ "(*)"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text>Antag att </math:mtext>
              <math:msub>
                <math:mi math:fontstyle="normal">y</math:mi>
                <math:mi math:fontstyle="normal">p</math:mi>
              </math:msub>
              <math:mtext> är udda.</math:mtext>
            </math:mrow>
          </math:mtr>
          <math:mtr>
            <math:mrow>
              <math:mtext>Då utvecklas </math:mtext>
              <math:msub>
                <math:mi math:fontstyle="normal">y</math:mi>
                <math:mi math:fontstyle="normal">p</math:mi>
              </math:msub>
              <math:mtext> i </math:mtext>
              <math:msub>
                <math:mi math:fontstyle="normal">ℱ</math:mi>
                <math:mi math:fontstyle="normal">s</math:mi>
              </math:msub>
              <math:mi math:fontstyle="normal">:</math:mi>
            </math:mrow>
          </math:mtr>
          <math:mtr>
            <math:mrow>
              <math:mi/>
              <math:msub>
                <math:mi math:fontstyle="normal">y</math:mi>
                <math:mi math:fontstyle="normal">p</math:mi>
              </math:msub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 math:fontstyle="normal">n</math:mi>
                      <math:mo math:stretchy="false">=</math:mo>
                      <math:mn>1</math:mn>
                    </math:mrow>
                    <math:mo math:stretchy="false">∞</math:mo>
                  </math:munderover>
                  <math:msub>
                    <math:mi math:fontstyle="normal">B</math:mi>
                    <math:mi math:fontstyle="normal">n</math:mi>
                  </math:msub>
                </math:mrow>
              </math:mrow>
              <math:mi/>
              <math:mi>sin</math:mi>
              <math:mi/>
              <math:mi>nx</math:mi>
            </math:mrow>
          </math:mtr>
        </math:mtable>
        <math:mi/>
      </math:mrow>
      <math:mo math:stretchy="true">}</math:mo>
    </math:mrow>
    <math:annotation math:encoding="StarMath 5.0">left none stack{"Antag att " y_p " är udda." # "Då utvecklas " y_p " i " ℱ_s : # ~~~ y_p(x) = sum from {n = 1} to infinity B_n `sin` nx} ~ right rbrace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y</math:mi>
        <math:mi math:fontstyle="normal">p</math:mi>
      </math:msub>
      <math:mi math:fontstyle="normal">'</math:mi>
      <math:mrow>
        <math:mi math:fontstyle="normal">'</math:mi>
        <math:mo math:stretchy="false">=</math:mo>
        <math:mrow>
          <math:mo math:stretchy="false">−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sup>
              <math:mi math:fontstyle="normal">n</math:mi>
              <math:mn>2</math:mn>
            </math:msup>
          </math:mrow>
        </math:mrow>
      </math:mrow>
      <math:msub>
        <math:mi math:fontstyle="normal">B</math:mi>
        <math:mi math:fontstyle="normal">n</math:mi>
      </math:msub>
      <math:mi/>
      <math:mi>sin</math:mi>
      <math:mi/>
      <math:mi>nx</math:mi>
    </math:mrow>
    <math:annotation math:encoding="StarMath 5.0">y_p '' =  - sum from {n = 1} to infinity n^2 B_n `sin` nx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row>
        <math:mrow>
          <math:mtable>
            <math:mtr>
              <math:mrow>
                <math:mover>
                  <math:mover math:accent="true">
                    <math:mrow>
                      <math:mrow>
                        <math:mo math:stretchy="false">−</math:mo>
                        <math:mrow>
                          <math:munderover>
                            <math:mo math:stretchy="false">∑</math:mo>
                            <math:mrow>
                              <math:mi math:fontstyle="normal">n</math:mi>
                              <math:mo math:stretchy="false">−</math:mo>
                              <math:mn>1</math:mn>
                            </math:mrow>
                            <math:mo math:stretchy="false">∞</math:mo>
                          </math:munderover>
                          <math:msup>
                            <math:mi math:fontstyle="normal">n</math:mi>
                            <math:mn>2</math:mn>
                          </math:msup>
                        </math:mrow>
                      </math:mrow>
                      <math:msub>
                        <math:mi math:fontstyle="normal">B</math:mi>
                        <math:mi math:fontstyle="normal">n</math:mi>
                      </math:msub>
                      <math:mi/>
                      <math:mi>sin</math:mi>
                      <math:mi/>
                      <math:mi>nx</math:mi>
                      <math:mrow>
                        <math:mi/>
                        <math:mo math:stretchy="false">+</math:mo>
                        <math:mi/>
                      </math:mrow>
                      <math:mn>5</math:mn>
                      <math:mrow>
                        <math:munderover>
                          <math:mo math:stretchy="false">∑</math:mo>
                          <math:mrow>
                            <math:mi math:fontstyle="normal">n</math:mi>
                            <math:mo math:stretchy="false">=</math:mo>
                            <math:mn>1</math:mn>
                          </math:mrow>
                          <math:mo math:stretchy="false">∞</math:mo>
                        </math:munderover>
                        <math:msub>
                          <math:mi math:fontstyle="normal">B</math:mi>
                          <math:mi math:fontstyle="normal">n</math:mi>
                        </math:msub>
                      </math:mrow>
                      <math:mi/>
                      <math:mi>sin</math:mi>
                      <math:mi/>
                      <math:mi>nx</math:mi>
                    </math:mrow>
                    <math:mo math:stretchy="false"></math:mo>
                  </math:mover>
                  <math:mstyle math:fontsize="125%">
                    <math:mrow>
                      <math:mi math:fontstyle="normal">α</math:mi>
                    </math:mrow>
                  </math:mstyle>
                </math:mover>
                <math:mo math:stretchy="false">=</math:mo>
                <math:mtext/>
              </math:mrow>
            </math:mtr>
            <math:mtr>
              <math:mrow>
                <math:mtext/>
                <math:mo math:stretchy="false">=</math:mo>
                <math:munder>
                  <math:munder math:accent="true">
                    <math:mrow>
                      <math:mrow>
                        <math:munderover>
                          <math:mo math:stretchy="false">∑</math:mo>
                          <math:mrow>
                            <math:mi math:fontstyle="normal">n</math:mi>
                            <math:mo math:stretchy="false">=</math:mo>
                            <math:mn>1</math:mn>
                          </math:mrow>
                          <math:mo math:stretchy="false">∞</math:mo>
                        </math:munderover>
                        <math:mfrac>
                          <math:mn>2</math:mn>
                          <math:mi math:fontstyle="normal">n</math:mi>
                        </math:mfrac>
                      </math:mrow>
                      <math:msup>
                        <math:mrow>
                          <math:mo math:stretchy="false">(</math:mo>
                          <math:mrow>
                            <math:mo math:stretchy="false">−</math:mo>
                            <math:mn>1</math:mn>
                          </math:mrow>
                          <math:mo math:stretchy="false">)</math:mo>
                        </math:mrow>
                        <math:mrow>
                          <math:mi math:fontstyle="normal">n</math:mi>
                          <math:mo math:stretchy="false">+</math:mo>
                          <math:mn>1</math:mn>
                        </math:mrow>
                      </math:msup>
                      <math:mi/>
                      <math:mi>sin</math:mi>
                      <math:mi/>
                      <math:mi>nx</math:mi>
                    </math:mrow>
                    <math:mo math:stretchy="false"></math:mo>
                  </math:munder>
                  <math:mstyle math:fontsize="125%">
                    <math:mrow>
                      <math:mi math:fontstyle="normal">β</math:mi>
                    </math:mrow>
                  </math:mstyle>
                </math:munder>
              </math:mrow>
            </math:mtr>
          </math:mtable>
          <math:mi/>
        </math:mrow>
        <math:mo math:stretchy="false">∣</math:mo>
        <math:mrow>
          <math:mi/>
          <math:mrow>
            <math:mrow>
              <math:mi math:fontstyle="normal">α</math:mi>
              <math:mo math:stretchy="false">−</math:mo>
              <math:mi math:fontstyle="normal">β</math:mi>
            </math:mrow>
            <math:mo math:stretchy="false">=</math:mo>
            <math:mn>0</math:mn>
          </math:mrow>
        </math:mrow>
      </math:mrow>
    </math:mfenced>
    <math:annotation math:encoding="StarMath 5.0">left lbrace stack{{{- sum from {n-1} to infinity n^2 B_n `sin` nx ``+`` 5 sum from {n = 1} to infinity B_n `sin` nx} overbrace {size *1.25 α}} = "" # "" = {{sum from {n = 1} to infinity {2 over n}(-1)^{n+1}` sin` nx}} underbrace {size *1.25 β}} ~mline~ α - β = 0 right rbrace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B</math:mi>
        <math:mi math:fontstyle="normal">n</math:mi>
      </math:msub>
      <math:mrow>
        <math:mrow>
          <math:mo math:stretchy="false">(</math:mo>
          <math:mrow>
            <math:mrow>
              <math:mo math:stretchy="false">−</math:mo>
              <math:msup>
                <math:mi math:fontstyle="normal">n</math:mi>
                <math:mn>2</math:mn>
              </math:msup>
            </math:mrow>
            <math:mo math:stretchy="false">+</math:mo>
            <math:mn>5</math:mn>
          </math:mrow>
          <math:mo math:stretchy="false">)</math:mo>
        </math:mrow>
        <math:mo math:stretchy="false">=</math:mo>
        <math:mfrac>
          <math:mrow>
            <math:mn>2</math:mn>
            <math:msup>
              <math:mrow>
                <math:mo math:stretchy="false">(</math:mo>
                <math:mrow>
                  <math:mo math:stretchy="false">−</math:mo>
                  <math:mn>1</math:mn>
                </math:mrow>
                <math:mo math:stretchy="false">)</math:mo>
              </math:mrow>
              <math:mrow>
                <math:mi math:fontstyle="normal">n</math:mi>
                <math:mo math:stretchy="false">+</math:mo>
                <math:mn>1</math:mn>
              </math:mrow>
            </math:msup>
          </math:mrow>
          <math:mi math:fontstyle="normal">n</math:mi>
        </math:mfrac>
      </math:mrow>
    </math:mrow>
    <math:annotation math:encoding="StarMath 5.0">B_n (-n^2 + 5) = {{2(-1)^{n+1}} over n}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B</math:mi>
        <math:mi math:fontstyle="normal">n</math:mi>
      </math:msub>
      <math:mo math:stretchy="false">=</math:mo>
      <math:mfrac>
        <math:mrow>
          <math:mn>2</math:mn>
          <math:msup>
            <math:mrow>
              <math:mo math:stretchy="false">(</math:mo>
              <math:mrow>
                <math:mo math:stretchy="false">−</math:mo>
                <math:mn>1</math:mn>
              </math:mrow>
              <math:mo math:stretchy="false">)</math:mo>
            </math:mrow>
            <math:mrow>
              <math:mi math:fontstyle="normal">n</math:mi>
              <math:mo math:stretchy="false">+</math:mo>
              <math:mn>1</math:mn>
            </math:mrow>
          </math:msup>
        </math:mrow>
        <math:mrow>
          <math:mi math:fontstyle="normal">n</math:mi>
          <math:mrow>
            <math:mo math:stretchy="false">(</math:mo>
            <math:mrow>
              <math:mn>5</math:mn>
              <math:mo math:stretchy="false">−</math:mo>
              <math:msup>
                <math:mi math:fontstyle="normal">n</math:mi>
                <math:mn>2</math:mn>
              </math:msup>
            </math:mrow>
            <math:mo math:stretchy="false">)</math:mo>
          </math:mrow>
        </math:mrow>
      </math:mfrac>
    </math:mrow>
    <math:annotation math:encoding="StarMath 5.0">B_n = {{2(-1)^{n+1}} over {n(5-n^2)}}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y</math:mi>
          <math:mi math:fontstyle="normal">p</math:mi>
        </math:msub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n>2</math:mn>
            <math:mrow>
              <math:mi math:fontstyle="normal">n</math:mi>
              <math:munder>
                <math:munder math:accent="true">
                  <math:mrow>
                    <math:mo math:stretchy="false">(</math:mo>
                    <math:mrow>
                      <math:mn>5</math:mn>
                      <math:mo math:stretchy="false">−</math:mo>
                      <math:msup>
                        <math:mi math:fontstyle="normal">n</math:mi>
                        <math:mn>2</math:mn>
                      </math:msup>
                    </math:mrow>
                    <math:mo math:stretchy="false">)</math:mo>
                  </math:mrow>
                  <math:mo math:stretchy="false"></math:mo>
                </math:munder>
                <math:mstyle math:fontsize="125%">
                  <math:mrow>
                    <math:mrow>
                      <math:mtext/>
                      <math:mo math:stretchy="false">≠</math:mo>
                      <math:mn>0</math:mn>
                    </math:mrow>
                  </math:mrow>
                </math:mstyle>
              </math:munder>
            </math:mrow>
          </math:mfrac>
        </math:mrow>
      </math:mrow>
      <math:msup>
        <math:mrow>
          <math:mo math:stretchy="false">(</math:mo>
          <math:mrow>
            <math:mo math:stretchy="false">−</math:mo>
            <math:mn>1</math:mn>
          </math:mrow>
          <math:mo math:stretchy="false">)</math:mo>
        </math:mrow>
        <math:mrow>
          <math:mi math:fontstyle="normal">n</math:mi>
          <math:mo math:stretchy="false">+</math:mo>
          <math:mn>1</math:mn>
        </math:mrow>
      </math:msup>
      <math:mi/>
      <math:mi>sin</math:mi>
      <math:mi/>
      <math:mi>nx</math:mi>
    </math:mrow>
    <math:annotation math:encoding="StarMath 5.0">y_p = sum from {n = 1} to infinity {2 over {n{{(5-n^2)} underbrace {size *1.25 {""&lt;&gt;0}}}}} (-1)^{n+1} `sin` nx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u</math:mi>
        <math:mi math:fontstyle="normal">x</math:mi>
        <math:mstyle math:fontsize="3.2pt">
          <math:mrow>
            <math:mtext> |</math:mtext>
          </math:mrow>
        </math:mstyle>
      </math:msubsup>
      <math:mo math:stretchy="false">=</math:mo>
      <math:mrow>
        <math:msubsup>
          <math:mi math:fontstyle="normal">u</math:mi>
          <math:mi math:fontstyle="normal">y</math:mi>
          <math:mstyle math:fontsize="3.2pt">
            <math:mrow>
              <math:mtext> |</math:mtext>
            </math:mrow>
          </math:mstyle>
        </math:msubsup>
        <math:mo math:stretchy="false">+</math:mo>
        <math:mi math:fontstyle="normal">u</math:mi>
      </math:mrow>
    </math:mrow>
    <math:annotation math:encoding="StarMath 5.0">u sup {size -4 " |"} sub x = u sup {size -4 " |"} sub y + u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∂</math:mo>
            <math:mi math:fontstyle="normal">u</math:mi>
          </math:mrow>
          <math:mrow>
            <math:mo math:stretchy="false">∂</math:mo>
            <math:mi math:fontstyle="normal">x</math:mi>
          </math:mrow>
        </math:mfrac>
        <math:mo math:stretchy="false">=</math:mo>
        <math:mi math:fontstyle="normal">X</math:mi>
      </math:mrow>
      <math:mi math:fontstyle="normal">'</math:mi>
      <math:mrow>
        <math:mo math:stretchy="false">(</math:mo>
        <math:mi math:fontstyle="normal">x</math:mi>
        <math:mo math:stretchy="false">)</math:mo>
      </math:mrow>
      <math:mi math:fontstyle="normal">Y</math:mi>
      <math:mrow>
        <math:mo math:stretchy="false">(</math:mo>
        <math:mi math:fontstyle="normal">y</math:mi>
        <math:mo math:stretchy="false">)</math:mo>
      </math:mrow>
      <math:mi math:fontstyle="normal">,</math:mi>
      <math:mi/>
      <math:mrow>
        <math:mfrac>
          <math:mrow>
            <math:mo math:stretchy="false">∂</math:mo>
            <math:mi math:fontstyle="normal">u</math:mi>
          </math:mrow>
          <math:mrow>
            <math:mo math:stretchy="false">∂</math:mo>
            <math:mi math:fontstyle="normal">y</math:mi>
          </math:mrow>
        </math:mfrac>
        <math:mo math:stretchy="false">=</math:mo>
        <math:mi math:fontstyle="normal">X</math:mi>
      </math:mrow>
      <math:mrow>
        <math:mo math:stretchy="false">(</math:mo>
        <math:mi math:fontstyle="normal">x</math:mi>
        <math:mo math:stretchy="false">)</math:mo>
      </math:mrow>
      <math:mi math:fontstyle="normal">Y</math:mi>
      <math:mi math:fontstyle="normal">'</math:mi>
      <math:mrow>
        <math:mo math:stretchy="false">(</math:mo>
        <math:mi math:fontstyle="normal">y</math:mi>
        <math:mo math:stretchy="false">)</math:mo>
      </math:mrow>
    </math:mrow>
    <math:annotation math:encoding="StarMath 5.0">{{partial u} over {partial x}} = X'(x)Y(y),	~~~~ {{partial u} over {partial y}} = X(x)Y'(y)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under>
        <math:munder math:accent="true">
          <math:mrow>
            <math:mi math:fontstyle="normal">X</math:mi>
            <math:mi math:fontstyle="normal">'</math:mi>
            <math:mrow>
              <math:mi math:fontstyle="normal">Y</math:mi>
              <math:mo math:stretchy="false">=</math:mo>
              <math:mi>XY</math:mi>
            </math:mrow>
            <math:mrow>
              <math:mi math:fontstyle="normal">'</math:mi>
              <math:mo math:stretchy="false">+</math:mo>
              <math:mi>XY</math:mi>
            </math:mrow>
          </math:mrow>
          <math:mo math:stretchy="false"></math:mo>
        </math:munder>
        <math:mtext>ekvationen</math:mtext>
      </math:munder>
      <math:mo math:stretchy="false">=</math:mo>
      <math:mrow>
        <math:mi math:fontstyle="normal">X</math:mi>
        <math:mo math:stretchy="false">⋅</math:mo>
        <math:mrow>
          <math:mo math:stretchy="false">(</math:mo>
          <math:mrow>
            <math:mi math:fontstyle="normal">Y</math:mi>
            <math:mrow>
              <math:mi math:fontstyle="normal">'</math:mi>
              <math:mo math:stretchy="false">+</math:mo>
              <math:mi math:fontstyle="normal">Y</math:mi>
            </math:mrow>
          </math:mrow>
          <math:mo math:stretchy="false">)</math:mo>
        </math:mrow>
      </math:mrow>
    </math:mrow>
    <math:annotation math:encoding="StarMath 5.0">
{{X'Y = XY' + XY} underbrace "ekvationen"} = X cdot (Y' + Y)
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frac>
          <math:mrow>
            <math:mi math:fontstyle="normal">X</math:mi>
            <math:mi math:fontstyle="normal">'</math:mi>
          </math:mrow>
          <math:mi math:fontstyle="normal">X</math:mi>
        </math:mfrac>
      </math:mfenced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fenced math:open="" math:close="">
          <math:mrow>
            <math:mfrac>
              <math:mrow>
                <math:mi math:fontstyle="normal">Y</math:mi>
                <math:mi math:fontstyle="normal">'</math:mi>
              </math:mrow>
              <math:mi math:fontstyle="normal">Y</math:mi>
            </math:mfrac>
            <math:mo math:stretchy="false">+</math:mo>
            <math:mn>1</math:mn>
          </math:mrow>
        </math:mfenced>
      </math:mrow>
      <math:mrow>
        <math:mo math:stretchy="false">(</math:mo>
        <math:mi math:fontstyle="normal">y</math:mi>
        <math:mo math:stretchy="false">)</math:mo>
      </math:mrow>
    </math:mrow>
    <math:annotation math:encoding="StarMath 5.0">
left ( {{X'} over X} right ) (x) = left ( {{Y'} over Y} + 1 right ) (y)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b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π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π</math:mi>
            </math:munderover>
            <math:mtext/>
          </math:mrow>
        </math:mrow>
      </math:mstyle>
      <math:mrow>
        <math:munder>
          <math:munder math:accent="true">
            <math:mi math:fontstyle="normal">x</math:mi>
            <math:mo math:stretchy="false"></math:mo>
          </math:munder>
          <math:mrow>
            <math:mi math:fontstyle="normal">ƒ</math:mi>
            <math:mrow>
              <math:mo math:stretchy="false">(</math:mo>
              <math:mi math:fontstyle="normal">x</math:mi>
              <math:mo math:stretchy="false">)</math:mo>
            </math:mrow>
          </math:mrow>
        </math:munder>
        <math:mo math:stretchy="false">⋅</math:mo>
        <math:mi/>
      </math:mrow>
      <math:mi>sin</math:mi>
      <math:mi/>
      <math:mi>nx</math:mi>
      <math:mi/>
      <math:mrow>
        <math:mrow>
          <math:mi>dx</math:mi>
          <math:mo math:stretchy="false">=</math:mo>
          <math:mfenced math:open="{" math:close="}">
            <math:mrow>
              <math:mtable>
                <math:mtr>
                  <math:mrow>
                    <math:mi math:fontstyle="normal">ƒ</math:mi>
                    <math:mo math:stretchy="false">=</math:mo>
                    <math:mi math:fontstyle="normal">x</math:mi>
                  </math:mrow>
                </math:mtr>
                <math:mtr>
                  <math:mrow>
                    <math:mi math:fontstyle="normal">g</math:mi>
                    <math:mrow>
                      <math:mi math:fontstyle="normal">'</math:mi>
                      <math:mo math:stretchy="false">=</math:mo>
                      <math:mi>sin</math:mi>
                    </math:mrow>
                    <math:mi/>
                    <math:mi>nx</math:mi>
                    <math:mphantom>
                      <math:mstyle>
                        <math:mrow>
                          <math:mfrac>
                            <math:mrow/>
                            <math:mrow/>
                          </math:mfrac>
                        </math:mrow>
                      </math:mstyle>
                    </math:mphantom>
                  </math:mrow>
                </math:mtr>
              </math:mtable>
              <math:mo math:stretchy="false">∣</math:mo>
              <math:mtable>
                <math:mtr>
                  <math:mrow>
                    <math:mi math:fontstyle="normal">f</math:mi>
                    <math:mrow>
                      <math:mi math:fontstyle="normal">'</math:mi>
                      <math:mo math:stretchy="false">=</math:mo>
                      <math:mn>1</math:mn>
                    </math:mrow>
                  </math:mrow>
                </math:mtr>
                <math:mtr>
                  <math:mrow>
                    <math:mrow>
                      <math:mi math:fontstyle="normal">g</math:mi>
                      <math:mo math:stretchy="false">=</math:mo>
                      <math:mrow>
                        <math:mo math:stretchy="false">−</math:mo>
                        <math:mfrac>
                          <math:mrow>
                            <math:mn>1</math:mn>
                          </math:mrow>
                          <math:mrow>
                            <math:mi math:fontstyle="normal">n</math:mi>
                          </math:mrow>
                        </math:mfrac>
                      </math:mrow>
                    </math:mrow>
                    <math:mi/>
                    <math:mi>cos</math:mi>
                    <math:mi/>
                    <math:mi>nx</math:mi>
                  </math:mrow>
                </math:mtr>
              </math:mtable>
            </math:mrow>
          </math:mfenced>
        </math:mrow>
        <math:mo math:stretchy="false">=</math:mo>
        <math:mtext/>
      </math:mrow>
    </math:mrow>
    <math:annotation math:encoding="StarMath 5.0">b_n = {{alignc 2} over {alignc π}} {size *1.25 int from 0 to π ""} {x underbrace {ƒ(x)}} cdot `sin` nx ``dx = left lbrace stack{ƒ = x # g' = sin `nx phantom{{}over{}}} mline stack{f' = 1 # g = -{{alignc 1} over {alignc n}}`cos `nx} right rbrace = ""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true">{</math:mo>
        <math:mtable>
          <math:mtr>
            <math:mrow>
              <math:mrow>
                <math:mrow>
                  <math:msub>
                    <math:mi math:fontstyle="normal">X</math:mi>
                    <math:mi math:fontstyle="normal">λ</math:mi>
                  </math:msub>
                  <math:mo math:stretchy="false">=</math:mo>
                  <math:msub>
                    <math:mi math:fontstyle="normal">C</math:mi>
                    <math:mrow>
                      <math:mn>1,</math:mn>
                      <math:mi math:fontstyle="normal">λ</math:mi>
                    </math:mrow>
                  </math:msub>
                </math:mrow>
                <math:msup>
                  <math:mi math:fontstyle="normal">e</math:mi>
                  <math:mi>λx</math:mi>
                </math:msup>
              </math:mrow>
            </math:mrow>
          </math:mtr>
          <math:mtr>
            <math:mrow>
              <math:mrow>
                <math:msub>
                  <math:mi math:fontstyle="normal">Y</math:mi>
                  <math:mi math:fontstyle="normal">λ</math:mi>
                </math:msub>
                <math:mrow>
                  <math:mi math:fontstyle="normal">'</math:mi>
                  <math:mo math:stretchy="false">=</math:mo>
                  <math:mrow>
                    <math:msub>
                      <math:mi math:fontstyle="normal">Y</math:mi>
                      <math:mi math:fontstyle="normal">λ</math:mi>
                    </math:msub>
                    <math:mo math:stretchy="false">⋅</math:mo>
                    <math:mrow>
                      <math:mo math:stretchy="false">(</math:mo>
                      <math:mrow>
                        <math:mi math:fontstyle="normal">λ</math:mi>
                        <math:mo math:stretchy="false">−</math:mo>
                        <math:mn>1</math:mn>
                      </math:mrow>
                      <math:mo math:stretchy="false">)</math:mo>
                    </math:mrow>
                  </math:mrow>
                </math:mrow>
              </math:mrow>
            </math:mrow>
          </math:mtr>
        </math:mtable>
      </math:mrow>
      <math:mi/>
      <math:mo math:stretchy="false">⇒</math:mo>
      <math:mi/>
      <math:mrow>
        <math:mo math:stretchy="true">{</math:mo>
        <math:mtable>
          <math:mtr>
            <math:mrow>
              <math:mrow>
                <math:mrow>
                  <math:msub>
                    <math:mi math:fontstyle="normal">X</math:mi>
                    <math:mi math:fontstyle="normal">λ</math:mi>
                  </math:msub>
                  <math:mo math:stretchy="false">=</math:mo>
                  <math:msub>
                    <math:mi math:fontstyle="normal">C</math:mi>
                    <math:mrow>
                      <math:mn>1,</math:mn>
                      <math:mi math:fontstyle="normal">λ</math:mi>
                    </math:mrow>
                  </math:msub>
                </math:mrow>
                <math:msup>
                  <math:mi math:fontstyle="normal">e</math:mi>
                  <math:mi>λx</math:mi>
                </math:msup>
              </math:mrow>
            </math:mrow>
          </math:mtr>
          <math:mtr>
            <math:mrow>
              <math:mrow>
                <math:mrow>
                  <math:msub>
                    <math:mi math:fontstyle="normal">Y</math:mi>
                    <math:mi math:fontstyle="normal">λ</math:mi>
                  </math:msub>
                  <math:mo math:stretchy="false">=</math:mo>
                  <math:msub>
                    <math:mi math:fontstyle="normal">C</math:mi>
                    <math:mrow>
                      <math:mn>2,</math:mn>
                      <math:mi math:fontstyle="normal">λ</math:mi>
                    </math:mrow>
                  </math:msub>
                </math:mrow>
                <math:msup>
                  <math:mi math:fontstyle="normal">e</math:mi>
                  <math:mrow>
                    <math:mrow>
                      <math:mo math:stretchy="false">(</math:mo>
                      <math:mrow>
                        <math:mi math:fontstyle="normal">λ</math:mi>
                        <math:mo math:stretchy="false">−</math:mo>
                        <math:mn>1</math:mn>
                      </math:mrow>
                      <math:mo math:stretchy="false">)</math:mo>
                    </math:mrow>
                    <math:mi math:fontstyle="normal">y</math:mi>
                  </math:mrow>
                </math:msup>
              </math:mrow>
            </math:mrow>
          </math:mtr>
        </math:mtable>
      </math:mrow>
    </math:mrow>
    <math:annotation math:encoding="StarMath 5.0">left lbrace stack{alignl X_λ = C_{1,λ} e^{λx} # alignl Y_λ ' = Y_λ cdot (λ - 1)} right none ~~ drarrow ~~ left lbrace stack{alignl X_λ = C_{1,λ}e^{λx} # alignl Y_λ = C_{2,λ} e^{(λ - 1)y}} right none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row>
        <math:msubsup>
          <math:mi math:fontstyle="normal">u</math:mi>
          <math:mi math:fontstyle="normal">x</math:mi>
          <math:mstyle math:fontsize="3.2pt">
            <math:mrow>
              <math:mtext> |</math:mtext>
            </math:mrow>
          </math:mstyle>
        </math:msubsup>
        <math:mo math:stretchy="false">=</math:mo>
        <math:mrow>
          <math:msubsup>
            <math:mi math:fontstyle="normal">u</math:mi>
            <math:mi math:fontstyle="normal">y</math:mi>
            <math:mstyle math:fontsize="3.2pt">
              <math:mrow>
                <math:mtext> |</math:mtext>
              </math:mrow>
            </math:mstyle>
          </math:msubsup>
          <math:mo math:stretchy="false">+</math:mo>
          <math:mi math:fontstyle="normal">u</math:mi>
        </math:mrow>
      </math:mrow>
    </math:mfenced>
    <math:annotation math:encoding="StarMath 5.0">left ( u sup {size -4 " |"} sub x = u sup {size -4 " |"} sub y + u right )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a</math:mi>
        <math:mn>2</math:mn>
      </math:msup>
      <math:mrow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x</math:mi>
              <math:mn>2</math:mn>
            </math:msup>
          </math:mrow>
        </math:mfrac>
        <math:mo math:stretchy="false">=</math:mo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t</math:mi>
              <math:mn>2</math:mn>
            </math:msup>
          </math:mrow>
        </math:mfrac>
      </math:mrow>
    </math:mrow>
    <math:annotation math:encoding="StarMath 5.0">
a^2 {{partial^2 u} over {partial x^2}} = {{partial^2 u} over {partial t^2}}
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  <math:mi math:fontstyle="normal">u</math:mi>
        </math:mrow>
        <math:mrow>
          <math:mo math:stretchy="false">∂</math:mo>
          <math:mi math:fontstyle="normal">x</math:mi>
        </math:mrow>
      </math:mfrac>
      <math:mrow>
        <math:mi/>
        <math:mo math:stretchy="false">=</math:mo>
        <math:mi/>
      </math:mrow>
      <math:mrow>
        <math:mrow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z</math:mi>
            </math:mrow>
          </math:mfrac>
          <math:mo math:stretchy="false">⋅</math:mo>
          <math:munder>
            <math:munder math:accent="true">
              <math:mfrac>
                <math:mrow>
                  <math:mo math:stretchy="false">∂</math:mo>
                  <math:mover math:accent="true">
                    <math:mi math:fontstyle="normal">z</math:mi>
                    <math:mo math:stretchy="false">˜</math:mo>
                  </math:mover>
                </math:mrow>
                <math:mrow>
                  <math:mo math:stretchy="false">∂</math:mo>
                  <math:mi math:fontstyle="normal">x</math:mi>
                </math:mrow>
              </math:mfrac>
              <math:mo math:stretchy="false"></math:mo>
            </math:munder>
            <math:mn>1</math:mn>
          </math:munder>
        </math:mrow>
        <math:mo math:stretchy="false">+</math:mo>
        <math:mrow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v</math:mi>
            </math:mrow>
          </math:mfrac>
          <math:mo math:stretchy="false">⋅</math:mo>
          <math:munder>
            <math:munder math:accent="true">
              <math:mfrac>
                <math:mrow>
                  <math:mo math:stretchy="false">∂</math:mo>
                  <math:mover math:accent="true">
                    <math:mi math:fontstyle="normal">v</math:mi>
                    <math:mo math:stretchy="false">˜</math:mo>
                  </math:mover>
                </math:mrow>
                <math:mrow>
                  <math:mo math:stretchy="false">∂</math:mo>
                  <math:mi math:fontstyle="normal">x</math:mi>
                </math:mrow>
              </math:mfrac>
              <math:mo math:stretchy="false"></math:mo>
            </math:munder>
            <math:mn>1</math:mn>
          </math:munder>
        </math:mrow>
      </math:mrow>
      <math:mrow>
        <math:mi/>
        <math:mo math:stretchy="false">=</math:mo>
        <math:mi/>
      </math:mrow>
      <math:mrow>
        <math:mfrac>
          <math:mrow>
            <math:mo math:stretchy="false">∂</math:mo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z</math:mi>
          </math:mrow>
        </math:mfrac>
        <math:mo math:stretchy="false">+</math:mo>
        <math:mfrac>
          <math:mrow>
            <math:mo math:stretchy="false">∂</math:mo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v</math:mi>
          </math:mrow>
        </math:mfrac>
      </math:mrow>
    </math:mrow>
    <math:annotation math:encoding="StarMath 5.0">
{{partial u} over {partial x}} ~=~ {{partial tilde u} over {partial z}} cdot {{{partial tilde z} over {partial x}} underbrace 1} + {{partial tilde u} over {partial v}} cdot {{{partial tilde v} over {partial x}} underbrace 1} ~=~ {{partial tilde u} over {partial z}} + {{partial tilde u} over {partial v}}
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  <math:mi math:fontstyle="normal">u</math:mi>
        </math:mrow>
        <math:mrow>
          <math:mo math:stretchy="false">∂</math:mo>
          <math:mi math:fontstyle="normal">t</math:mi>
        </math:mrow>
      </math:mfrac>
      <math:mrow>
        <math:mi/>
        <math:mo math:stretchy="false">=</math:mo>
        <math:mi/>
      </math:mrow>
      <math:mrow>
        <math:mrow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z</math:mi>
            </math:mrow>
          </math:mfrac>
          <math:mo math:stretchy="false">⋅</math:mo>
          <math:munder>
            <math:munder math:accent="true">
              <math:mfrac>
                <math:mrow>
                  <math:mo math:stretchy="false">∂</math:mo>
                  <math:mover math:accent="true">
                    <math:mi math:fontstyle="normal">z</math:mi>
                    <math:mo math:stretchy="false">˜</math:mo>
                  </math:mover>
                </math:mrow>
                <math:mrow>
                  <math:mo math:stretchy="false">∂</math:mo>
                  <math:mi math:fontstyle="normal">t</math:mi>
                </math:mrow>
              </math:mfrac>
              <math:mo math:stretchy="false"></math:mo>
            </math:munder>
            <math:mi math:fontstyle="normal">a</math:mi>
          </math:munder>
        </math:mrow>
        <math:mo math:stretchy="false">+</math:mo>
        <math:mrow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v</math:mi>
            </math:mrow>
          </math:mfrac>
          <math:mo math:stretchy="false">⋅</math:mo>
          <math:munder>
            <math:munder math:accent="true">
              <math:mfrac>
                <math:mrow>
                  <math:mo math:stretchy="false">∂</math:mo>
                  <math:mover math:accent="true">
                    <math:mi math:fontstyle="normal">v</math:mi>
                    <math:mo math:stretchy="false">˜</math:mo>
                  </math:mover>
                </math:mrow>
                <math:mrow>
                  <math:mo math:stretchy="false">∂</math:mo>
                  <math:mi math:fontstyle="normal">t</math:mi>
                </math:mrow>
              </math:mfrac>
              <math:mo math:stretchy="false"></math:mo>
            </math:munder>
            <math:mrow>
              <math:mo math:stretchy="false">−</math:mo>
              <math:mi math:fontstyle="normal">a</math:mi>
            </math:mrow>
          </math:munder>
        </math:mrow>
      </math:mrow>
      <math:mrow>
        <math:mi/>
        <math:mo math:stretchy="false">=</math:mo>
        <math:mi/>
      </math:mrow>
      <math:mfrac>
        <math:mrow>
          <math:mo math:stretchy="false">∂</math:mo>
          <math:mover math:accent="true">
            <math:mi math:fontstyle="normal">u</math:mi>
            <math:mo math:stretchy="false">˜</math:mo>
          </math:mover>
        </math:mrow>
        <math:mrow>
          <math:mo math:stretchy="false">∂</math:mo>
          <math:mi math:fontstyle="normal">z</math:mi>
        </math:mrow>
      </math:mfrac>
      <math:mrow>
        <math:mi math:fontstyle="normal">a</math:mi>
        <math:mo math:stretchy="false">−</math:mo>
        <math:mfrac>
          <math:mrow>
            <math:mo math:stretchy="false">∂</math:mo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v</math:mi>
          </math:mrow>
        </math:mfrac>
      </math:mrow>
      <math:mi math:fontstyle="normal">a</math:mi>
    </math:mrow>
    <math:annotation math:encoding="StarMath 5.0">
{{partial u} over {partial t}} ~=~ {{partial tilde u} over {partial z}} cdot {{{partial tilde z} over {partial t}} underbrace a} + {{partial tilde u} over {partial v}} cdot {{{partial tilde v} over {partial t}} underbrace -a} ~=~ {{partial tilde u} over {partial z}}a - {{partial tilde u} over {partial v}}a
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p>
            <math:mo math:stretchy="false">∂</math:mo>
            <math:mn>2</math:mn>
          </math:msup>
          <math:mi math:fontstyle="normal">u</math:mi>
        </math:mrow>
        <math:mrow>
          <math:mo math:stretchy="false">∂</math:mo>
          <math:msup>
            <math:mi math:fontstyle="normal">x</math:mi>
            <math:mn>2</math:mn>
          </math:msup>
        </math:mrow>
      </math:mfrac>
      <math:mrow>
        <math:mi/>
        <math:mo math:stretchy="false">=</math:mo>
        <math:mi/>
      </math:mrow>
      <math:mfrac>
        <math:mo math:stretchy="false">∂</math:mo>
        <math:mrow>
          <math:mo math:stretchy="false">∂</math:mo>
          <math:mi math:fontstyle="normal">x</math:mi>
        </math:mrow>
      </math:mfrac>
      <math:mfenced math:open="" math:close="">
        <math:mfrac>
          <math:mrow>
            <math:mo math:stretchy="false">∂</math:mo>
            <math:mi math:fontstyle="normal">u</math:mi>
          </math:mrow>
          <math:mrow>
            <math:mo math:stretchy="false">∂</math:mo>
            <math:mi math:fontstyle="normal">x</math:mi>
          </math:mrow>
        </math:mfrac>
      </math:mfenced>
      <math:mrow>
        <math:mi/>
        <math:mo math:stretchy="false">=</math:mo>
        <math:mi/>
      </math:mrow>
      <math:mfrac>
        <math:mo math:stretchy="false">∂</math:mo>
        <math:mrow>
          <math:mo math:stretchy="false">∂</math:mo>
          <math:mi math:fontstyle="normal">x</math:mi>
        </math:mrow>
      </math:mfrac>
      <math:mrow>
        <math:mfenced math:open="" math:close="">
          <math:mrow>
            <math:mfrac>
              <math:mrow>
                <math:mo math:stretchy="false">∂</math:mo>
                <math:mover math:accent="true">
                  <math:mi math:fontstyle="normal">u</math:mi>
                  <math:mo math:stretchy="false">˜</math:mo>
                </math:mover>
              </math:mrow>
              <math:mrow>
                <math:mo math:stretchy="false">∂</math:mo>
                <math:mi math:fontstyle="normal">z</math:mi>
              </math:mrow>
            </math:mfrac>
            <math:mo math:stretchy="false">+</math:mo>
            <math:mfrac>
              <math:mrow>
                <math:mo math:stretchy="false">∂</math:mo>
                <math:mover math:accent="true">
                  <math:mi math:fontstyle="normal">u</math:mi>
                  <math:mo math:stretchy="false">˜</math:mo>
                </math:mover>
              </math:mrow>
              <math:mrow>
                <math:mo math:stretchy="false">∂</math:mo>
                <math:mi math:fontstyle="normal">v</math:mi>
              </math:mrow>
            </math:mfrac>
          </math:mrow>
        </math:mfenced>
        <math:mo math:stretchy="false">=</math:mo>
        <math:mtext/>
      </math:mrow>
    </math:mrow>
    <math:annotation math:encoding="StarMath 5.0">
{{partial^2 u} over {partial x^2}} ~=~ {partial over {partial x}} left ( {{partial u} over {partial x}} right ) ~=~ {partial over {partial x}} left ( {{partial tilde u} over {partial z}} + {{partial tilde u} over {partial v}} right )  = ""
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phantom>
        <math:mstyle>
          <math:mrow>
            <math:mfrac>
              <math:mrow>
                <math:msup>
                  <math:mo math:stretchy="false">∂</math:mo>
                  <math:mn>2</math:mn>
                </math:msup>
                <math:mi math:fontstyle="normal">u</math:mi>
              </math:mrow>
              <math:mrow>
                <math:mo math:stretchy="false">∂</math:mo>
                <math:msup>
                  <math:mi math:fontstyle="normal">x</math:mi>
                  <math:mn>2</math:mn>
                </math:msup>
              </math:mrow>
            </math:mfrac>
          </math:mrow>
        </math:mstyle>
      </math:mphantom>
      <math:mrow>
        <math:mi/>
        <math:mo math:stretchy="false">=</math:mo>
        <math:mi/>
      </math:mrow>
      <math:mrow>
        <math:mfrac>
          <math:mrow>
            <math:msup>
              <math:mo math:stretchy="false">∂</math:mo>
              <math:mn>2</math:mn>
            </math:msup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sup>
              <math:mi math:fontstyle="normal">z</math:mi>
              <math:mn>2</math:mn>
            </math:msup>
          </math:mrow>
        </math:mfrac>
        <math:mo math:stretchy="false">⋅</math:mo>
        <math:munder>
          <math:munder math:accent="true">
            <math:mfrac>
              <math:mrow>
                <math:mo math:stretchy="false">∂</math:mo>
                <math:mi math:fontstyle="normal">z</math:mi>
              </math:mrow>
              <math:mrow>
                <math:mo math:stretchy="false">∂</math:mo>
                <math:mi math:fontstyle="normal">x</math:mi>
              </math:mrow>
            </math:mfrac>
            <math:mo math:stretchy="false"></math:mo>
          </math:munder>
          <math:mn>1</math:mn>
        </math:munder>
      </math:mrow>
      <math:mrow>
        <math:mi/>
        <math:mo math:stretchy="false">+</math:mo>
        <math:mi/>
      </math:mrow>
      <math:mrow>
        <math:mfrac>
          <math:mrow>
            <math:msup>
              <math:mo math:stretchy="false">∂</math:mo>
              <math:mn>2</math:mn>
            </math:msup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z</math:mi>
            <math:mo math:stretchy="false">∂</math:mo>
            <math:mi math:fontstyle="normal">v</math:mi>
          </math:mrow>
        </math:mfrac>
        <math:mo math:stretchy="false">⋅</math:mo>
        <math:munder>
          <math:munder math:accent="true">
            <math:mfrac>
              <math:mrow>
                <math:mo math:stretchy="false">∂</math:mo>
                <math:mi math:fontstyle="normal">v</math:mi>
              </math:mrow>
              <math:mrow>
                <math:mo math:stretchy="false">∂</math:mo>
                <math:mi math:fontstyle="normal">x</math:mi>
              </math:mrow>
            </math:mfrac>
            <math:mo math:stretchy="false"></math:mo>
          </math:munder>
          <math:mn>1</math:mn>
        </math:munder>
      </math:mrow>
      <math:mrow>
        <math:mi/>
        <math:mo math:stretchy="false">+</math:mo>
        <math:mi/>
      </math:mrow>
      <math:mrow>
        <math:mfrac>
          <math:mrow>
            <math:msup>
              <math:mo math:stretchy="false">∂</math:mo>
              <math:mn>2</math:mn>
            </math:msup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v</math:mi>
            <math:mo math:stretchy="false">∂</math:mo>
            <math:mi math:fontstyle="normal">z</math:mi>
          </math:mrow>
        </math:mfrac>
        <math:mo math:stretchy="false">⋅</math:mo>
        <math:munder>
          <math:munder math:accent="true">
            <math:mfrac>
              <math:mrow>
                <math:mo math:stretchy="false">∂</math:mo>
                <math:mi math:fontstyle="normal">v</math:mi>
              </math:mrow>
              <math:mrow>
                <math:mo math:stretchy="false">∂</math:mo>
                <math:mi math:fontstyle="normal">x</math:mi>
              </math:mrow>
            </math:mfrac>
            <math:mo math:stretchy="false"></math:mo>
          </math:munder>
          <math:mn>1</math:mn>
        </math:munder>
      </math:mrow>
      <math:mrow>
        <math:mi/>
        <math:mo math:stretchy="false">+</math:mo>
        <math:mi/>
      </math:mrow>
      <math:mrow>
        <math:mfrac>
          <math:mrow>
            <math:msup>
              <math:mo math:stretchy="false">∂</math:mo>
              <math:mn>2</math:mn>
            </math:msup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sup>
              <math:mi math:fontstyle="normal">v</math:mi>
              <math:mn>2</math:mn>
            </math:msup>
          </math:mrow>
        </math:mfrac>
        <math:mo math:stretchy="false">⋅</math:mo>
        <math:munder>
          <math:munder math:accent="true">
            <math:mfrac>
              <math:mrow>
                <math:mo math:stretchy="false">∂</math:mo>
                <math:mi math:fontstyle="normal">v</math:mi>
              </math:mrow>
              <math:mrow>
                <math:mo math:stretchy="false">∂</math:mo>
                <math:mi math:fontstyle="normal">x</math:mi>
              </math:mrow>
            </math:mfrac>
            <math:mo math:stretchy="false"></math:mo>
          </math:munder>
          <math:mn>1</math:mn>
        </math:munder>
      </math:mrow>
      <math:mrow>
        <math:mi/>
        <math:mo math:stretchy="false">=</math:mo>
        <math:mi/>
      </math:mrow>
      <math:mtext/>
    </math:mrow>
    <math:annotation math:encoding="StarMath 5.0">
phantom{{partial^2 u} over {partial x^2}} ~=~
{{partial^2 tilde u} over {partial z^2}} cdot
{{{partial z} over {partial x}} underbrace 1} ``+``
{{partial^2 tilde u} over {partial z partial v}} cdot
{{{partial v} over {partial x}} underbrace 1} ``+``
{{partial^2 tilde u} over {partial v partial z}} cdot
{{{partial v} over {partial x}} underbrace 1} ``+``
{{partial^2 tilde u} over {partial v^2}} cdot
{{{partial v} over {partial x}} underbrace 1} ``=`` ""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phantom>
        <math:mstyle>
          <math:mrow>
            <math:mfrac>
              <math:mrow>
                <math:msup>
                  <math:mo math:stretchy="false">∂</math:mo>
                  <math:mn>2</math:mn>
                </math:msup>
                <math:mi math:fontstyle="normal">u</math:mi>
              </math:mrow>
              <math:mrow>
                <math:mo math:stretchy="false">∂</math:mo>
                <math:msup>
                  <math:mi math:fontstyle="normal">x</math:mi>
                  <math:mn>2</math:mn>
                </math:msup>
              </math:mrow>
            </math:mfrac>
          </math:mrow>
        </math:mstyle>
      </math:mphantom>
      <math:mrow>
        <math:mi/>
        <math:mo math:stretchy="false">=</math:mo>
        <math:mi/>
      </math:mrow>
      <math:mfrac>
        <math:mrow>
          <math:msup>
            <math:mo math:stretchy="false">∂</math:mo>
            <math:mn>2</math:mn>
          </math:msup>
          <math:mover math:accent="true">
            <math:mi math:fontstyle="normal">u</math:mi>
            <math:mo math:stretchy="false">˜</math:mo>
          </math:mover>
        </math:mrow>
        <math:mrow>
          <math:mo math:stretchy="false">∂</math:mo>
          <math:msup>
            <math:mi math:fontstyle="normal">z</math:mi>
            <math:mn>2</math:mn>
          </math:msup>
        </math:mrow>
      </math:mfrac>
      <math:mrow>
        <math:mi/>
        <math:mo math:stretchy="false">+</math:mo>
        <math:mi/>
      </math:mrow>
      <math:mn>2</math:mn>
      <math:mfrac>
        <math:mrow>
          <math:msup>
            <math:mo math:stretchy="false">∂</math:mo>
            <math:mn>2</math:mn>
          </math:msup>
          <math:mover math:accent="true">
            <math:mi math:fontstyle="normal">u</math:mi>
            <math:mo math:stretchy="false">˜</math:mo>
          </math:mover>
        </math:mrow>
        <math:munder>
          <math:munder math:accent="true">
            <math:mrow>
              <math:mo math:stretchy="false">∂</math:mo>
              <math:mi math:fontstyle="normal">v</math:mi>
              <math:mo math:stretchy="false">∂</math:mo>
              <math:mi math:fontstyle="normal">z</math:mi>
            </math:mrow>
            <math:mo math:stretchy="false"></math:mo>
          </math:munder>
          <math:mrow>
            <math:mo math:stretchy="false">∂</math:mo>
            <math:mi math:fontstyle="normal">z</math:mi>
            <math:mo math:stretchy="false">∂</math:mo>
            <math:mi math:fontstyle="normal">v</math:mi>
          </math:mrow>
        </math:munder>
      </math:mfrac>
      <math:mrow>
        <math:mi/>
        <math:mo math:stretchy="false">+</math:mo>
        <math:mi/>
      </math:mrow>
      <math:mfrac>
        <math:mrow>
          <math:msup>
            <math:mo math:stretchy="false">∂</math:mo>
            <math:mn>2</math:mn>
          </math:msup>
          <math:mover math:accent="true">
            <math:mi math:fontstyle="normal">u</math:mi>
            <math:mo math:stretchy="false">˜</math:mo>
          </math:mover>
        </math:mrow>
        <math:mrow>
          <math:mo math:stretchy="false">∂</math:mo>
          <math:msup>
            <math:mi math:fontstyle="normal">v</math:mi>
            <math:mn>2</math:mn>
          </math:msup>
        </math:mrow>
      </math:mfrac>
    </math:mrow>
    <math:annotation math:encoding="StarMath 5.0">
phantom{{partial^2 u} over {partial x^2}} ~=~
{{partial^2 tilde u} over {partial z^2}} ``+``
2 {{partial^2 tilde u} over {{partial v partial z} underbrace {partial z partial v}}} ``+``
{{partial^2 tilde u} over {partial v^2}}

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p>
            <math:mo math:stretchy="false">∂</math:mo>
            <math:mn>2</math:mn>
          </math:msup>
          <math:mi math:fontstyle="normal">u</math:mi>
        </math:mrow>
        <math:mrow>
          <math:mo math:stretchy="false">∂</math:mo>
          <math:msup>
            <math:mi math:fontstyle="normal">t</math:mi>
            <math:mn>2</math:mn>
          </math:msup>
        </math:mrow>
      </math:mfrac>
      <math:mrow>
        <math:mi/>
        <math:mo math:stretchy="false">=</math:mo>
        <math:mi/>
      </math:mrow>
      <math:msup>
        <math:mi math:fontstyle="normal">a</math:mi>
        <math:mn>2</math:mn>
      </math:msup>
      <math:munder>
        <math:munder math:accent="true">
          <math:mfenced math:open="" math:close="">
            <math:mrow>
              <math:mfrac>
                <math:mrow>
                  <math:msup>
                    <math:mo math:stretchy="false">∂</math:mo>
                    <math:mn>2</math:mn>
                  </math:msup>
                  <math:mover math:accent="true">
                    <math:mi math:fontstyle="normal">u</math:mi>
                    <math:mo math:stretchy="false">˜</math:mo>
                  </math:mover>
                </math:mrow>
                <math:mrow>
                  <math:mo math:stretchy="false">∂</math:mo>
                  <math:msup>
                    <math:mi math:fontstyle="normal">z</math:mi>
                    <math:mn>2</math:mn>
                  </math:msup>
                </math:mrow>
              </math:mfrac>
              <math:mrow>
                <math:mi/>
                <math:mo math:stretchy="false">−</math:mo>
                <math:mi/>
              </math:mrow>
              <math:mn>2</math:mn>
              <math:mfrac>
                <math:mrow>
                  <math:msup>
                    <math:mo math:stretchy="false">∂</math:mo>
                    <math:mn>2</math:mn>
                  </math:msup>
                  <math:mover math:accent="true">
                    <math:mi math:fontstyle="normal">u</math:mi>
                    <math:mo math:stretchy="false">˜</math:mo>
                  </math:mover>
                </math:mrow>
                <math:mrow>
                  <math:mo math:stretchy="false">∂</math:mo>
                  <math:mi math:fontstyle="normal">v</math:mi>
                  <math:mo math:stretchy="false">∂</math:mo>
                  <math:mi math:fontstyle="normal">z</math:mi>
                </math:mrow>
              </math:mfrac>
              <math:mrow>
                <math:mi/>
                <math:mo math:stretchy="false">+</math:mo>
                <math:mi/>
              </math:mrow>
              <math:mfrac>
                <math:mrow>
                  <math:msup>
                    <math:mo math:stretchy="false">∂</math:mo>
                    <math:mn>2</math:mn>
                  </math:msup>
                  <math:mover math:accent="true">
                    <math:mi math:fontstyle="normal">u</math:mi>
                    <math:mo math:stretchy="false">˜</math:mo>
                  </math:mover>
                </math:mrow>
                <math:mrow>
                  <math:mo math:stretchy="false">∂</math:mo>
                  <math:msup>
                    <math:mi math:fontstyle="normal">v</math:mi>
                    <math:mn>2</math:mn>
                  </math:msup>
                </math:mrow>
              </math:mfrac>
            </math:mrow>
          </math:mfenced>
          <math:mo math:stretchy="false"></math:mo>
        </math:munder>
        <math:mtext>på analogt sätt</math:mtext>
      </math:munder>
    </math:mrow>
    <math:annotation math:encoding="StarMath 5.0">{{partial^2 u} over {partial t^2}} ~=~ a^2 {{ left ( 
{{partial^2 tilde u} over {partial z^2}} ``-``
2 {{partial^2 tilde u} over {partial v partial z}} ``+``
{{partial^2 tilde u} over {partial v^2}} right ) } underbrace {"på analogt sätt"}}

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a</math:mi>
        <math:mn>2</math:mn>
      </math:msup>
      <math:mrow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x</math:mi>
              <math:mn>2</math:mn>
            </math:msup>
          </math:mrow>
        </math:mfrac>
        <math:mo math:stretchy="false">=</math:mo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t</math:mi>
              <math:mn>2</math:mn>
            </math:msup>
          </math:mrow>
        </math:mfrac>
      </math:mrow>
    </math:mrow>
    <math:annotation math:encoding="StarMath 5.0">a^2 {{partial^2 u} over {partial x^2}} = {{partial^2 u} over {partial t^2}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b</math:mi>
                <math:mi math:fontstyle="normal">n</math:mi>
              </math:msub>
            </math:mrow>
          </math:mstyle>
        </math:mphantom>
        <math:mo math:stretchy="false">=</math:mo>
        <math:mfrac>
          <math:mn>2</math:mn>
          <math:mi math:fontstyle="normal">π</math:mi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π</math:mi>
            </math:munderover>
            <math:mtext/>
          </math:mrow>
        </math:mrow>
      </math:mstyle>
      <math:mi>fg</math:mi>
      <math:mi math:fontstyle="normal">'</math:mi>
      <math:mrow>
        <math:mi>dx</math:mi>
        <math:mo math:stretchy="false">=</math:mo>
        <math:mfrac>
          <math:mn>2</math:mn>
          <math:mi math:fontstyle="normal">π</math:mi>
        </math:mfrac>
      </math:mrow>
      <math:mrow>
        <math:mfenced math:open="" math:close="">
          <math:mrow>
            <math:mstyle math:fontsize="150%">
              <math:mrow>
                <math:mrow>
                  <math:mo math:stretchy="true">[</math:mo>
                </math:mrow>
              </math:mrow>
            </math:mstyle>
            <math:mi>fg</math:mi>
            <math:mrow>
              <math:mstyle math:fontsize="150%">
                <math:mrow>
                  <math:msubsup>
                    <math:mrow>
                      <math:mo math:stretchy="true">]</math:mo>
                    </math:mrow>
                    <math:mn>0</math:mn>
                    <math:mi math:fontstyle="normal">π</math:mi>
                  </math:msubsup>
                </math:mrow>
              </math:mstyle>
              <math:mo math:stretchy="false">−</math:mo>
              <math:mstyle math:fontsize="125%">
                <math:mrow>
                  <math:mrow>
                    <math:munderover>
                      <math:mo math:stretchy="false">∫</math:mo>
                      <math:mn>0</math:mn>
                      <math:mi math:fontstyle="normal">π</math:mi>
                    </math:munderover>
                    <math:mtext/>
                  </math:mrow>
                </math:mrow>
              </math:mstyle>
            </math:mrow>
            <math:mi math:fontstyle="normal">f</math:mi>
            <math:mi math:fontstyle="normal">'</math:mi>
            <math:mi math:fontstyle="normal">g</math:mi>
            <math:mi/>
            <math:mi>dx</math:mi>
          </math:mrow>
        </math:mfenced>
        <math:mo math:stretchy="false">=</math:mo>
        <math:mtext/>
      </math:mrow>
    </math:mrow>
    <math:annotation math:encoding="StarMath 5.0">phantom{b_n} = {2 over π} {size *1.25 int from 0 to π ""} fg' dx = {2 over π} left ( {size *1.5 {left [ right none}} fg {size *1.5 {left none right ] sup π sub 0}} - {size *1.25 int from 0 to π ""} f'g `dx right ) = ""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frac>
      <math:mrow>
        <math:msup>
          <math:mo math:stretchy="false">∂</math:mo>
          <math:mn>2</math:mn>
        </math:msup>
        <math:mover math:accent="true">
          <math:mi math:fontstyle="normal">u</math:mi>
          <math:mo math:stretchy="false">˜</math:mo>
        </math:mover>
      </math:mrow>
      <math:mrow>
        <math:mo math:stretchy="false">∂</math:mo>
        <math:mi math:fontstyle="normal">v</math:mi>
        <math:mo math:stretchy="false">∂</math:mo>
        <math:mi math:fontstyle="normal">z</math:mi>
      </math:mrow>
    </math:mfrac>
    <math:annotation math:encoding="StarMath 5.0">
{{partial^2 tilde u} over {partial v partial z}}
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∂</math:mo>
        <math:mrow>
          <math:mo math:stretchy="false">∂</math:mo>
          <math:mi math:fontstyle="normal">v</math:mi>
        </math:mrow>
      </math:mfrac>
      <math:mrow>
        <math:mfenced math:open="" math:close=""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z</math:mi>
            </math:mrow>
          </math:mfrac>
        </math:mfenced>
        <math:mo math:stretchy="false">=</math:mo>
        <math:mn>0</math:mn>
      </math:mrow>
    </math:mrow>
    <math:annotation math:encoding="StarMath 5.0">
{{partial} over {partial v}} left (
{{partial tilde u} over {partial z}} right ) = 0
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frac>
      <math:mrow>
        <math:mo math:stretchy="false">∂</math:mo>
        <math:mover math:accent="true">
          <math:mi math:fontstyle="normal">u</math:mi>
          <math:mo math:stretchy="false">˜</math:mo>
        </math:mover>
      </math:mrow>
      <math:mrow>
        <math:mo math:stretchy="false">∂</math:mo>
        <math:mi math:fontstyle="normal">z</math:mi>
      </math:mrow>
    </math:mfrac>
    <math:annotation math:encoding="StarMath 5.0">
{{partial tilde u} over {partial z}}

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∂</math:mo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z</math:mi>
          </math:mrow>
        </math:mfrac>
        <math:mo math:stretchy="false">=</math:mo>
        <math:mi math:fontstyle="normal">P</math:mi>
      </math:mrow>
      <math:mrow>
        <math:mo math:stretchy="false">(</math:mo>
        <math:mi math:fontstyle="normal">z</math:mi>
        <math:mo math:stretchy="false">)</math:mo>
      </math:mrow>
    </math:mrow>
    <math:annotation math:encoding="StarMath 5.0">
{{partial tilde u} over {partial z}} = P(z)
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˜</math:mo>
      </math:mover>
      <math:mrow>
        <math:mrow>
          <math:mo math:stretchy="false">(</math:mo>
          <math:mrow>
            <math:mi math:fontstyle="normal">z</math:mi>
            <math:mi math:fontstyle="normal">;</math:mi>
            <math:mi/>
            <math:mi math:fontstyle="normal">v</math:mi>
          </math:mrow>
          <math:mo math:stretchy="false">)</math:mo>
        </math:mrow>
        <math:mo math:stretchy="false">=</math:mo>
        <math:mrow>
          <math:munder>
            <math:munder math:accent="true">
              <math:mrow>
                <math:mrow>
                  <math:mo math:stretchy="false">∫</math:mo>
                  <math:mi math:fontstyle="normal">P</math:mi>
                </math:mrow>
                <math:mrow>
                  <math:mo math:stretchy="false">(</math:mo>
                  <math:mi math:fontstyle="normal">z</math:mi>
                  <math:mo math:stretchy="false">)</math:mo>
                </math:mrow>
                <math:mi>dz</math:mi>
              </math:mrow>
              <math:mo math:stretchy="false"></math:mo>
            </math:munder>
            <math:mrow>
              <math:mi math:fontstyle="normal">≜</math:mi>
              <math:mi math:fontstyle="normal">F</math:mi>
              <math:mrow>
                <math:mo math:stretchy="false">(</math:mo>
                <math:mi math:fontstyle="normal">z</math:mi>
                <math:mo math:stretchy="false">)</math:mo>
              </math:mrow>
            </math:mrow>
          </math:munder>
          <math:mo math:stretchy="false">+</math:mo>
          <math:mi math:fontstyle="normal">G</math:mi>
        </math:mrow>
      </math:mrow>
      <math:mrow>
        <math:mo math:stretchy="false">(</math:mo>
        <math:mi math:fontstyle="normal">v</math:mi>
        <math:mo math:stretchy="false">)</math:mo>
      </math:mrow>
    </math:mrow>
    <math:annotation math:encoding="StarMath 5.0">
tilde u (z;`v) = {{int P(z) dz} underbrace {≜ F(z)}} + G(v)

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˜</math:mo>
      </math:mover>
      <math:mrow>
        <math:mrow>
          <math:mo math:stretchy="false">(</math:mo>
          <math:mrow>
            <math:mi math:fontstyle="normal">z</math:mi>
            <math:mi math:fontstyle="normal">;</math:mi>
            <math:mi math:fontstyle="normal">v</math:mi>
          </math:mrow>
          <math:mo math:stretchy="false">)</math:mo>
        </math:mrow>
        <math:mo math:stretchy="false">=</math:mo>
        <math:mi math:fontstyle="normal">F</math:mi>
      </math:mrow>
      <math:mrow>
        <math:mrow>
          <math:mo math:stretchy="false">(</math:mo>
          <math:mi math:fontstyle="normal">z</math:mi>
          <math:mo math:stretchy="false">)</math:mo>
        </math:mrow>
        <math:mo math:stretchy="false">+</math:mo>
        <math:mi math:fontstyle="normal">G</math:mi>
      </math:mrow>
      <math:mrow>
        <math:mo math:stretchy="false">(</math:mo>
        <math:mi math:fontstyle="normal">v</math:mi>
        <math:mo math:stretchy="false">)</math:mo>
      </math:mrow>
    </math:mrow>
    <math:annotation math:encoding="StarMath 5.0">
tilde u (z; v) = F(z) + G(v)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b</math:mi>
                <math:mi math:fontstyle="normal">n</math:mi>
              </math:msub>
            </math:mrow>
          </math:mstyle>
        </math:mphantom>
        <math:mo math:stretchy="false">=</math:mo>
        <math:mfrac>
          <math:mn>2</math:mn>
          <math:mi math:fontstyle="normal">π</math:mi>
        </math:mfrac>
      </math:mrow>
      <math:mrow>
        <math:mfenced math:open="" math:close="">
          <math:mrow>
            <math:mrow>
              <math:msubsup>
                <math:mfenced math:open="[" math:close="]">
                  <math:mrow>
                    <math:mrow>
                      <math:mo math:stretchy="false">−</math:mo>
                      <math:mfrac>
                        <math:mi math:fontstyle="normal">x</math:mi>
                        <math:mi math:fontstyle="normal">n</math:mi>
                      </math:mfrac>
                    </math:mrow>
                    <math:mi>cos</math:mi>
                    <math:mi>nx</math:mi>
                  </math:mrow>
                </math:mfenced>
                <math:mn>0</math:mn>
                <math:mi math:fontstyle="normal">π</math:mi>
              </math:msubsup>
              <math:mo math:stretchy="false">+</math:mo>
              <math:mfrac>
                <math:mn>1</math:mn>
                <math:mi math:fontstyle="normal">n</math:mi>
              </math:mfrac>
            </math:mrow>
            <math:mstyle math:fontsize="125%">
              <math:mrow>
                <math:mrow>
                  <math:munderover>
                    <math:mo math:stretchy="false">∫</math:mo>
                    <math:mn>0</math:mn>
                    <math:mi math:fontstyle="normal">π</math:mi>
                  </math:munderover>
                  <math:mtext/>
                </math:mrow>
              </math:mrow>
            </math:mstyle>
            <math:mi>cos</math:mi>
            <math:mi/>
            <math:mi>nx</math:mi>
            <math:mi/>
            <math:mi>dx</math:mi>
          </math:mrow>
        </math:mfenced>
        <math:mo math:stretchy="false">=</math:mo>
        <math:mtext/>
      </math:mrow>
    </math:mrow>
    <math:annotation math:encoding="StarMath 5.0">phantom{b_n} = {2 over π} left ( left [ - {x over n} cos nx right ] sub 0 sup π + {1 over n} {size *1.25 int from 0 to π ""} cos `nx ``dx right ) = ""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b</math:mi>
                <math:mi math:fontstyle="normal">n</math:mi>
              </math:msub>
            </math:mrow>
          </math:mstyle>
        </math:mphantom>
        <math:mo math:stretchy="false">=</math:mo>
        <math:mfrac>
          <math:mn>2</math:mn>
          <math:mi math:fontstyle="normal">π</math:mi>
        </math:mfrac>
      </math:mrow>
      <math:mrow>
        <math:mfenced math:open="" math:close="">
          <math:mrow>
            <math:mrow>
              <math:mo math:stretchy="false">−</math:mo>
              <math:mfrac>
                <math:mi math:fontstyle="normal">π</math:mi>
                <math:mi math:fontstyle="normal">n</math:mi>
              </math:mfrac>
            </math:mrow>
            <math:mi/>
            <math:mi>cos</math:mi>
            <math:mi/>
            <math:mi>nπ</math:mi>
            <math:mrow>
              <math:mi/>
              <math:mo math:stretchy="false">+</math:mo>
              <math:mi/>
            </math:mrow>
            <math:mfrac>
              <math:mn>1</math:mn>
              <math:mi math:fontstyle="normal">n</math:mi>
            </math:mfrac>
            <math:msubsup>
              <math:mfenced math:open="[" math:close="]">
                <math:mrow>
                  <math:mfrac>
                    <math:mn>1</math:mn>
                    <math:mi math:fontstyle="normal">n</math:mi>
                  </math:mfrac>
                  <math:mi/>
                  <math:mi>sin</math:mi>
                  <math:mi/>
                  <math:mi>nx</math:mi>
                </math:mrow>
              </math:mfenced>
              <math:mn>0</math:mn>
              <math:mi math:fontstyle="normal">π</math:mi>
            </math:msubsup>
          </math:mrow>
        </math:mfenced>
        <math:mo math:stretchy="false">=</math:mo>
        <math:mtext/>
      </math:mrow>
    </math:mrow>
    <math:annotation math:encoding="StarMath 5.0">phantom{b_n} = {2 over π} left ( - {π over n} `cos` nπ ``+`` {1 over n} left [ {1 over n} `sin `nx  right ] sup π sub 0 right ) = ""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b</math:mi>
                <math:mi math:fontstyle="normal">n</math:mi>
              </math:msub>
            </math:mrow>
          </math:mstyle>
        </math:mphantom>
        <math:mo math:stretchy="false">=</math:mo>
        <math:mrow>
          <math:mo math:stretchy="false">−</math:mo>
          <math:mfrac>
            <math:mn>2</math:mn>
            <math:mi math:fontstyle="normal">π</math:mi>
          </math:mfrac>
        </math:mrow>
      </math:mrow>
      <math:mi/>
      <math:mi>cos</math:mi>
      <math:mi/>
      <math:mi>nπ</math:mi>
      <math:mrow>
        <math:mi/>
        <math:mo math:stretchy="false">+</math:mo>
        <math:mi/>
      </math:mrow>
      <math:mfrac>
        <math:mn>1</math:mn>
        <math:msup>
          <math:mi math:fontstyle="normal">n</math:mi>
          <math:mn>2</math:mn>
        </math:msup>
      </math:mfrac>
      <math:mi/>
      <math:mrow>
        <math:munder>
          <math:munder math:accent="true">
            <math:mrow>
              <math:mi>sin</math:mi>
              <math:mi/>
              <math:mi>nπ</math:mi>
            </math:mrow>
            <math:mo math:stretchy="false"></math:mo>
          </math:munder>
          <math:mn>0</math:mn>
        </math:munder>
        <math:mo math:stretchy="false">=</math:mo>
        <math:mrow>
          <math:mo math:stretchy="false">−</math:mo>
          <math:mfrac>
            <math:mn>2</math:mn>
            <math:mi math:fontstyle="normal">n</math:mi>
          </math:mfrac>
        </math:mrow>
      </math:mrow>
      <math:mi/>
      <math:mrow>
        <math:munder>
          <math:munder math:accent="true">
            <math:mrow>
              <math:mi>cos</math:mi>
              <math:mi/>
              <math:mi>nπ</math:mi>
            </math:mrow>
            <math:mo math:stretchy="false"></math:mo>
          </math:munder>
          <math:msup>
            <math:mrow>
              <math:mo math:stretchy="false">(</math:mo>
              <math:mrow>
                <math:mo math:stretchy="false">−</math:mo>
                <math:mn>1</math:mn>
              </math:mrow>
              <math:mo math:stretchy="false">)</math:mo>
            </math:mrow>
            <math:mstyle math:fontsize="150%">
              <math:mrow>
                <math:mi math:fontstyle="normal">n</math:mi>
              </math:mrow>
            </math:mstyle>
          </math:msup>
        </math:munder>
        <math:mo math:stretchy="false">=</math:mo>
        <math:mtext/>
      </math:mrow>
    </math:mrow>
    <math:annotation math:encoding="StarMath 5.0">phantom{b_n} = - {2 over π} `cos` nπ ``+`` {1 over n^2} `{{sin `nπ} underbrace 0} = -{2 over n} `{{cos `nπ} underbrace {(-1)^{size *1.5 n}}} = ""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b</math:mi>
                <math:mi math:fontstyle="normal">n</math:mi>
              </math:msub>
            </math:mrow>
          </math:mstyle>
        </math:mphantom>
        <math:mo math:stretchy="false">=</math:mo>
        <math:mrow>
          <math:mo math:stretchy="false">−</math:mo>
          <math:mfrac>
            <math:mn>2</math:mn>
            <math:mi math:fontstyle="normal">n</math:mi>
          </math:mfrac>
        </math:mrow>
      </math:mrow>
      <math:mrow>
        <math:msup>
          <math:mrow>
            <math:mo math:stretchy="false">(</math:mo>
            <math:mrow>
              <math:mo math:stretchy="false">−</math:mo>
              <math:mn>1</math:mn>
            </math:mrow>
            <math:mo math:stretchy="false">)</math:mo>
          </math:mrow>
          <math:mi math:fontstyle="normal">n</math:mi>
        </math:msup>
        <math:mo math:stretchy="false">=</math:mo>
        <math:mfrac>
          <math:mn>2</math:mn>
          <math:mi math:fontstyle="normal">n</math:mi>
        </math:mfrac>
      </math:mrow>
      <math:mrow>
        <math:msup>
          <math:mrow>
            <math:mo math:stretchy="false">(</math:mo>
            <math:mrow>
              <math:mo math:stretchy="false">−</math:mo>
              <math:mn>1</math:mn>
            </math:mrow>
            <math:mo math:stretchy="false">)</math:mo>
          </math:mrow>
          <math:mrow>
            <math:mi math:fontstyle="normal">n</math:mi>
            <math:mo math:stretchy="false">+</math:mo>
            <math:mn>1</math:mn>
          </math:mrow>
        </math:msup>
        <math:mo math:stretchy="false">=</math:mo>
        <math:mfrac>
          <math:mrow>
            <math:mn>2</math:mn>
            <math:msup>
              <math:mrow>
                <math:mo math:stretchy="false">(</math:mo>
                <math:mrow>
                  <math:mo math:stretchy="false">−</math:mo>
                  <math:mn>1</math:mn>
                </math:mrow>
                <math:mo math:stretchy="false">)</math:mo>
              </math:mrow>
              <math:mrow>
                <math:mi math:fontstyle="normal">n</math:mi>
                <math:mo math:stretchy="false">+</math:mo>
                <math:mn>1</math:mn>
              </math:mrow>
            </math:msup>
          </math:mrow>
          <math:mi math:fontstyle="normal">n</math:mi>
        </math:mfrac>
      </math:mrow>
    </math:mrow>
    <math:annotation math:encoding="StarMath 5.0">phantom{b_n} = -{2 over n} (-1)^n = {2 over n} (-1)^{n + 1} = {{2(-1)^{n + 1}} over n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i math:fontstyle="normal">b</math:mi>
            <math:mi math:fontstyle="normal">n</math:mi>
          </math:msub>
        </math:mrow>
      </math:mrow>
      <math:mi/>
      <math:mi>sin</math:mi>
      <math:mi/>
      <math:mrow>
        <math:mi>nx</math:mi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row>
              <math:mn>2</math:mn>
              <math:msup>
                <math:mrow>
                  <math:mo math:stretchy="false">(</math:mo>
                  <math:mrow>
                    <math:mo math:stretchy="false">−</math:mo>
                    <math:mn>1</math:mn>
                  </math:mrow>
                  <math:mo math:stretchy="false">)</math:mo>
                </math:mrow>
                <math:mrow>
                  <math:mi math:fontstyle="normal">n</math:mi>
                  <math:mo math:stretchy="false">+</math:mo>
                  <math:mn>1</math:mn>
                </math:mrow>
              </math:msup>
            </math:mrow>
            <math:mi math:fontstyle="normal">n</math:mi>
          </math:mfrac>
        </math:mrow>
      </math:mrow>
      <math:mi/>
      <math:mi>sin</math:mi>
      <math:mi/>
      <math:mi>nx</math:mi>
    </math:mrow>
    <math:annotation math:encoding="StarMath 5.0">ƒ(x) = sum from {n = 1} to infinity b_n `sin` nx = sum from {n = 1} to infinity {{2(-1)^{n + 1}} over n} `sin` nx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y</math:mi>
        <math:mi math:fontstyle="normal">p</math:mi>
      </math:msub>
      <math:mrow>
        <math:mi math:fontstyle="normal">'</math:mi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i>nB</math:mi>
            <math:mi math:fontstyle="normal">n</math:mi>
          </math:msub>
        </math:mrow>
      </math:mrow>
      <math:mi/>
      <math:mi>cos</math:mi>
      <math:mi/>
      <math:mi>nx</math:mi>
    </math:mrow>
    <math:annotation math:encoding="StarMath 5.0">y_p ' = sum from {n = 1} to infinity nB_n `cos` nx
</math:annotation>
  </math:semantics>
</math:math>
</file>